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02EC583499E3DCDC09D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33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35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36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7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76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77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78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7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0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8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85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86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87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88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d8571a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d8571a"/>
    </style:style>
    <style:style style:name="P9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9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93" style:family="paragraph">
      <loext:graphic-properties draw:fill="none" draw:fill-color="#ffffff"/>
      <style:paragraph-properties style:writing-mode="lr-tb"/>
      <style:text-properties style:font-name="arial"/>
    </style:style>
    <style:style style:name="P94" style:family="paragraph">
      <loext:graphic-properties draw:fill="none"/>
      <style:paragraph-properties fo:text-align="center"/>
    </style:style>
    <style:style style:name="P95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96" style:family="paragraph">
      <style:paragraph-properties fo:text-align="end"/>
    </style:style>
    <style:style style:name="P97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98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99" style:family="paragraph">
      <style:paragraph-properties fo:text-align="center"/>
    </style:style>
    <style:style style:name="P100" style:family="paragraph">
      <style:paragraph-properties fo:text-align="center"/>
      <style:text-properties fo:font-size="12pt"/>
    </style:style>
    <style:style style:name="P101" style:family="paragraph">
      <loext:graphic-properties draw:fill-color="#000000"/>
      <style:paragraph-properties fo:text-align="center"/>
    </style:style>
    <style:style style:name="T1" style:family="text">
      <style:text-properties officeooo:rsid="00c0e85b"/>
    </style:style>
    <style:style style:name="T2" style:family="text">
      <style:text-properties officeooo:rsid="000bf6b7"/>
    </style:style>
    <style:style style:name="T3" style:family="text">
      <style:text-properties officeooo:rsid="000cac7e"/>
    </style:style>
    <style:style style:name="T4" style:family="text">
      <style:text-properties style:font-name="Arial" officeooo:rsid="00463973"/>
    </style:style>
    <style:style style:name="T5" style:family="text">
      <style:text-properties style:font-name="Arial" officeooo:rsid="0049030f"/>
    </style:style>
    <style:style style:name="T6" style:family="text">
      <style:text-properties style:font-name="Arial" officeooo:rsid="004b04e5"/>
    </style:style>
    <style:style style:name="T7" style:family="text">
      <style:text-properties style:font-name="Arial" officeooo:rsid="004b146d"/>
    </style:style>
    <style:style style:name="T8" style:family="text">
      <style:text-properties officeooo:rsid="000ff211"/>
    </style:style>
    <style:style style:name="T9" style:family="text">
      <style:text-properties officeooo:rsid="00182131"/>
    </style:style>
    <style:style style:name="T10" style:family="text">
      <style:text-properties officeooo:rsid="00280de1"/>
    </style:style>
    <style:style style:name="T11" style:family="text">
      <style:text-properties officeooo:rsid="00383d81"/>
    </style:style>
    <style:style style:name="T12" style:family="text">
      <style:text-properties officeooo:rsid="003db952"/>
    </style:style>
    <style:style style:name="T13" style:family="text">
      <style:text-properties officeooo:rsid="003e96b8"/>
    </style:style>
    <style:style style:name="T14" style:family="text">
      <style:text-properties officeooo:rsid="003fb294"/>
    </style:style>
    <style:style style:name="T15" style:family="text">
      <style:text-properties officeooo:rsid="0040609d"/>
    </style:style>
    <style:style style:name="T16" style:family="text">
      <style:text-properties officeooo:rsid="00426c60"/>
    </style:style>
    <style:style style:name="T17" style:family="text">
      <style:text-properties officeooo:rsid="0043a162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cc0779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d0a3df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deaa41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e4f0e0" style:font-size-asian="10.5pt" style:font-weight-asian="normal" style:font-size-complex="12pt" style:font-weight-complex="normal"/>
    </style:style>
    <style:style style:name="T91" style:family="text">
      <style:text-properties fo:font-size="12pt" style:font-size-asian="10.5pt" style:font-size-complex="12pt"/>
    </style:style>
    <style:style style:name="T92" style:family="text">
      <style:text-properties fo:font-size="12pt" officeooo:rsid="002caddf" style:font-size-asian="10.5pt" style:font-size-complex="12pt"/>
    </style:style>
    <style:style style:name="T93" style:family="text">
      <style:text-properties fo:font-size="12pt" officeooo:rsid="0086e8a1" style:font-size-asian="10.5pt" style:font-size-complex="12pt"/>
    </style:style>
    <style:style style:name="T94" style:family="text">
      <style:text-properties fo:font-size="12pt" officeooo:rsid="007cc05b" style:font-size-asian="10.5pt" style:font-size-complex="12pt"/>
    </style:style>
    <style:style style:name="T95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96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97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98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99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100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0463973"/>
    </style:style>
    <style:style style:name="T102" style:family="text">
      <style:text-properties officeooo:rsid="00471ed3"/>
    </style:style>
    <style:style style:name="T103" style:family="text">
      <style:text-properties style:text-underline-style="none"/>
    </style:style>
    <style:style style:name="T104" style:family="text">
      <style:text-properties style:text-underline-style="none" officeooo:rsid="004abe5f"/>
    </style:style>
    <style:style style:name="T105" style:family="text">
      <style:text-properties style:text-underline-style="none" officeooo:rsid="0054a67d"/>
    </style:style>
    <style:style style:name="T106" style:family="text">
      <style:text-properties style:text-underline-style="none" fo:font-weight="bold" officeooo:rsid="0054a67d" style:font-weight-asian="bold" style:font-weight-complex="bold"/>
    </style:style>
    <style:style style:name="T107" style:family="text">
      <style:text-properties style:text-underline-style="none" officeooo:rsid="0054b1d7"/>
    </style:style>
    <style:style style:name="T108" style:family="text">
      <style:text-properties style:text-underline-style="none" officeooo:rsid="0054b77b"/>
    </style:style>
    <style:style style:name="T109" style:family="text">
      <style:text-properties style:text-underline-style="none" officeooo:rsid="00719104"/>
    </style:style>
    <style:style style:name="T110" style:family="text">
      <style:text-properties style:text-underline-style="none" officeooo:rsid="0072e854"/>
    </style:style>
    <style:style style:name="T111" style:family="text">
      <style:text-properties style:text-underline-style="none" officeooo:rsid="00a16b30"/>
    </style:style>
    <style:style style:name="T112" style:family="text">
      <style:text-properties style:text-underline-style="none" officeooo:rsid="00b63749"/>
    </style:style>
    <style:style style:name="T113" style:family="text">
      <style:text-properties style:text-underline-style="none" officeooo:rsid="00b66949"/>
    </style:style>
    <style:style style:name="T114" style:family="text">
      <style:text-properties style:text-underline-style="none" officeooo:rsid="00b735d7"/>
    </style:style>
    <style:style style:name="T115" style:family="text">
      <style:text-properties style:text-underline-style="none" officeooo:rsid="00daf826"/>
    </style:style>
    <style:style style:name="T116" style:family="text">
      <style:text-properties style:text-underline-style="none" officeooo:rsid="00dc3865"/>
    </style:style>
    <style:style style:name="T117" style:family="text">
      <style:text-properties officeooo:rsid="004b146d"/>
    </style:style>
    <style:style style:name="T118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19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20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21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22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23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24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25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26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5fcd96" style:font-style-asian="italic" style:font-style-complex="italic"/>
    </style:style>
    <style:style style:name="T130" style:family="text">
      <style:text-properties fo:font-style="italic" officeooo:rsid="00184664" style:font-style-asian="italic" style:font-style-complex="italic"/>
    </style:style>
    <style:style style:name="T131" style:family="text">
      <style:text-properties officeooo:rsid="005fcd96"/>
    </style:style>
    <style:style style:name="T132" style:family="text">
      <style:text-properties officeooo:rsid="006a47ab"/>
    </style:style>
    <style:style style:name="T133" style:family="text">
      <style:text-properties officeooo:rsid="006af9bc"/>
    </style:style>
    <style:style style:name="T134" style:family="text">
      <style:text-properties officeooo:rsid="006ea5bb"/>
    </style:style>
    <style:style style:name="T135" style:family="text">
      <style:text-properties officeooo:rsid="00781e96"/>
    </style:style>
    <style:style style:name="T136" style:family="text">
      <style:text-properties officeooo:rsid="0078e396"/>
    </style:style>
    <style:style style:name="T137" style:family="text">
      <style:text-properties officeooo:rsid="008214a1"/>
    </style:style>
    <style:style style:name="T138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39" style:family="text">
      <style:text-properties officeooo:rsid="009e77ed"/>
    </style:style>
    <style:style style:name="T140" style:family="text">
      <style:text-properties officeooo:rsid="00a2e8a6"/>
    </style:style>
    <style:style style:name="T141" style:family="text">
      <style:text-properties officeooo:rsid="00a6d5fa"/>
    </style:style>
    <style:style style:name="T142" style:family="text">
      <style:text-properties officeooo:rsid="00a93062"/>
    </style:style>
    <style:style style:name="T143" style:family="text">
      <style:text-properties officeooo:rsid="00b43800"/>
    </style:style>
    <style:style style:name="T144" style:family="text">
      <style:text-properties officeooo:rsid="00b59dd4"/>
    </style:style>
    <style:style style:name="T145" style:family="text">
      <style:text-properties officeooo:rsid="00b66949"/>
    </style:style>
    <style:style style:name="T146" style:family="text">
      <style:text-properties style:font-name="AnjaliOldLipi" style:text-underline-style="none" officeooo:rsid="0054b77b"/>
    </style:style>
    <style:style style:name="T147" style:family="text">
      <style:text-properties style:font-name="AnjaliOldLipi" style:text-underline-style="none" officeooo:rsid="0072e854"/>
    </style:style>
    <style:style style:name="T148" style:family="text">
      <style:text-properties officeooo:rsid="00bb6b9b"/>
    </style:style>
    <style:style style:name="T149" style:family="text">
      <style:text-properties officeooo:rsid="00ce0111"/>
    </style:style>
    <style:style style:name="T150" style:family="text">
      <style:text-properties officeooo:rsid="00ce1285"/>
    </style:style>
    <style:style style:name="T151" style:family="text">
      <style:text-properties officeooo:rsid="00d00431"/>
    </style:style>
    <style:style style:name="T152" style:family="text">
      <style:text-properties officeooo:rsid="00d7805e"/>
    </style:style>
    <style:style style:name="T153" style:family="text">
      <style:text-properties officeooo:rsid="00d7f048"/>
    </style:style>
    <style:style style:name="T154" style:family="text">
      <style:text-properties officeooo:rsid="00deaa41"/>
    </style:style>
    <style:style style:name="T155" style:family="text">
      <style:text-properties officeooo:rsid="00e497fe"/>
    </style:style>
    <style:style style:name="T156" style:family="text">
      <style:text-properties style:font-name="arial"/>
    </style:style>
    <style:style style:name="T157" style:family="text">
      <style:text-properties style:font-name="arial" fo:font-style="italic" style:font-style-asian="italic" style:font-style-complex="italic"/>
    </style:style>
    <style:style style:name="T158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6.94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paceWire-Link-Interface Handbuch <text:span text:style-name="T9">(</text:span><text:span text:style-name="T140">Software</text:span><text:span text:style-name="T9">)</text:span></text:p>
      <text:p text:style-name="P52"/>
      <text:p text:style-name="P54">1. Memory-Mapped IO</text:p>
      <text:p text:style-name="P32"><text:span text:style-name="T19"><text:tab/>Das </text:span><text:span text:style-name="T54">SpaceWire-</text:span><text:span text:style-name="T19">Link-Interface ist in drei Bereiche aufgeteilt: Transmitting (TX), <text:tab/>Receiving (RX) und Register (REG). Jedem davon wird in einem </text:span><text:span text:style-name="T71">ARM-</text:span><text:span text:style-name="T19">AXI-basierten <text:tab/>Memory-Mapped-Aufbau </text:span><text:span text:style-name="T77">mit 32-Bit Wort- und Adressierungsbreite </text:span><text:span text:style-name="T19">eine eigene Offset-<text:tab/>Adresse zugewiesen. Diese ist </text:span><text:span text:style-name="T20">vor der endgültigen Implementierung </text:span><text:span text:style-name="T19">unbekannt. </text:span><text:span text:style-name="T40">Des <text:tab/>weiteren existieren zwei über GPIOs angebundene Ports, über welche der Reset der <text:tab/>Logik und das versenden von Time-Codes gesteuert wird. </text:span><text:span text:style-name="T77">Außerdem </text:span><text:span text:style-name="T40">besteht die <text:tab/>Möglichkeit, über eine Interruptanbindung bei eingehenden Time-Codes, <text:tab/></text:span><text:span text:style-name="T77">Statusänderungen des Links und/oder Übertragungsfehler</text:span><text:span text:style-name="T40"> die CPU zu benachrichtigen. <text:tab/></text:span><text:span text:style-name="T19">Innerhalb des zugewiesenen Adressbereichs, ist die Adressverteilung konstant und wie <text:tab/>folgt aufgebaut:</text:span></text:p>
      <text:p text:style-name="P18"/>
      <text:p text:style-name="P59">1.1. Transmitting (TX)</text:p>
      <text:p text:style-name="P18"><text:tab/>Offset_TX + 0x0000_0000 : Adresse des Transmit-FIFOs <text:span text:style-name="T128">(write-only)</text:span></text:p>
      <text:p text:style-name="P18"><text:tab/><text:span text:style-name="T131">Offset_TX + 0x0000_0004 : Anzahl freie Plätze im TX-FIFO </text:span><text:span text:style-name="T129">(read-only)</text:span></text:p>
      <text:p text:style-name="P18"/>
      <text:p text:style-name="P59">1.2. Receiving (RX)</text:p>
      <text:p text:style-name="P18"><text:tab/>Offset_RX + 0x0000_0000 : Adresse des Receive-FIFOs <text:span text:style-name="T128">(read-only)</text:span></text:p>
      <text:p text:style-name="P18"><text:tab/><text:span text:style-name="T131">Offset_RX + 0x0000_0004 : Anzahl </text:span><text:span text:style-name="T1">verfügbarer </text:span><text:span text:style-name="T131">Elemente im RX-FIFO </text:span><text:span text:style-name="T129">(read-only)</text:span></text:p>
      <text:p text:style-name="P18"/>
      <text:p text:style-name="P59">1.3. Register (REG)</text:p>
      <text:p text:style-name="P18"><text:tab/>Offset_REG + 0x0000_0000 : <text:span text:style-name="T2">Link-Konfiguration </text:span><text:span text:style-name="T130">(read/write)</text:span></text:p>
      <text:p text:style-name="P18"><text:tab/><text:span text:style-name="T2">Offset_REG + 0x0000_0004 : Transmit-Rate </text:span><text:span text:style-name="T130">(read/write)</text:span></text:p>
      <text:p text:style-name="P18"><text:tab/><text:span text:style-name="T2">Offset_REG + 0x0000_0008 : </text:span><text:span text:style-name="T3">Time-Codes (ausgehend) </text:span><text:span text:style-name="T130">(read/write)</text:span></text:p>
      <text:p text:style-name="P32"><text:span text:style-name="T19"><text:tab/></text:span><text:span text:style-name="T21">Offset_REG + 0x0000_000C : Time-Codes (eingehend) </text:span><text:span text:style-name="T100">(read-only)</text:span></text:p>
      <text:p text:style-name="P32"><text:span text:style-name="T21"><text:tab/>Offset_REG + 0x0000_0010 : Link-Status </text:span><text:span text:style-name="T100">(read-only)</text:span></text:p>
      <text:p text:style-name="P19"/>
      <text:p text:style-name="P19"/>
      <text:p text:style-name="P55"><text:span text:style-name="T3">2. </text:span>Speicherzugriff</text:p>
      <text:p text:style-name="P3"><text:tab/>Die Verwaltung und der Zugriff auf die Transmit bzw. Receive-Funktionalität erfolgt über <text:tab/>das AXI4-Full-Interface. Die Register werden dagegen über <text:span text:style-name="T134">ein </text:span>AXI4-Lite-<text:span text:style-name="T134">Interface</text:span> <text:tab/>angesprochen. Der grundlegende Unterschied ist, dass das Full-Interface Burst-<text:tab/>Transfers ermöglicht, während die Lite-Version nur <text:span text:style-name="T134">mit </text:span>einzelne<text:span text:style-name="T141">n</text:span> Datentransfers <text:tab/><text:span text:style-name="T134">umgehen </text:span>kann <text:span text:style-name="T149">und dementsprechend langsamer ist.</text:span></text:p>
      <text:p text:style-name="P3"/>
      <text:p text:style-name="P60">2.1. <text:span text:style-name="T8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<text:span text:style-name="T150">Ziela</text:span>dresse nicht inkrementiert wird, sondern konstant <text:tab/>bleibt <text:span text:style-name="T135">(Fixed Burst)</text:span>.</text:p>
      <text:p text:style-name="P4"/>
      <text:p text:style-name="P61">2.2. Receiving (RX)</text:p>
      <text:p text:style-name="P5"><text:tab/>Um Daten aus dem Receive-FIFO zu lesen, muss die unter 1.2. angegebene Adresse <text:tab/>als Quelladresse eines Read-Requests angegeben werden. Bei Burst-Transfers ist <text:soft-page-break/><text:tab/>darauf zu achten, dass die <text:span text:style-name="T151">Quella</text:span>dresse nicht inkrementiert wird, sondern konstant <text:tab/>bleibt <text:span text:style-name="T136">(Fixed Burst)</text:span>.</text:p>
      <text:p text:style-name="P5"/>
      <text:p text:style-name="P62">2.3. Register (REG)</text:p>
      <text:p text:style-name="P37"><text:span text:style-name="T18"><text:tab/>Zugriff auf einzelne Register sind mit einem </text:span><text:span text:style-name="T22">einzelnen</text:span><text:span text:style-name="T18"> Read-/Write-Request </text:span><text:span text:style-name="T22">und der <text:tab/>entsprechenden Angabe der Ziel-/Quelladresse des Registers</text:span><text:span text:style-name="T18"> möglich. Die <text:tab/>Konfiguration erlaubt nicht, Read-only-Register </text:span><text:span text:style-name="T78">versehentlich</text:span><text:span text:style-name="T18"> zu überschreiben, es ist <text:tab/>dahingehend also keine besondere Vorsicht walten zu lassen.</text:span></text:p>
      <text:p text:style-name="P20"/>
      <text:p text:style-name="P20"/>
      <text:p text:style-name="P56">3. Technische Beschreibung</text:p>
      <text:p text:style-name="P38"><text:span text:style-name="T91"><text:tab/></text:span><text:span text:style-name="T23">Im </text:span><text:span text:style-name="T41">F</text:span><text:span text:style-name="T23">olgenden werden die Elemente hinter den unter 1. angegeben Adressen näher <text:tab/>beschrieben und erläutert.</text:span></text:p>
      <text:p text:style-name="P21"/>
      <text:p text:style-name="P65">3.1. Transmitting (TX)</text:p>
      <text:p text:style-name="P39"><text:span text:style-name="T18"><text:tab/></text:span><text:span text:style-name="T24">Daten, die in diese FIFO-</text:span><text:span text:style-name="T55">Struktur</text:span><text:span text:style-name="T24"> geschrieben werden, werden nach und nach durch <text:tab/>ein </text:span><text:span text:style-name="T68">i</text:span><text:span text:style-name="T24">nbetriebgenommenes Link-Interface verschickt </text:span><text:span text:style-name="T25">(siehe 2.1.)</text:span><text:span text:style-name="T24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39"><text:span text:style-name="T24"><text:tab/>Die Breite des FIFOs beträgt dabei 9 Bit</text:span><text:span text:style-name="T26">s</text:span><text:span text:style-name="T24">, die wie folgt aufgeteilt sind:</text:span></text:p>
      <text:p text:style-name="P6"><text:tab/>Bit <text:span text:style-name="T127">8</text:span> : Flag Bit (1 : EOP/EEP, 0 : Daten)</text:p>
      <text:p text:style-name="P6"><text:tab/>Bit <text:span text:style-name="T127">7</text:span> – Bit <text:span text:style-name="T127">0</text:span> : zu übertragenes Byte (0x00 für EOP, 0x01 für EEP)</text:p>
      <text:p text:style-name="P6"/>
      <text:p text:style-name="P29"><text:span text:style-name="T24"><text:tab/></text:span><text:span text:style-name="T79">I</text:span><text:span text:style-name="T24">n der Tiefe passen 20</text:span><text:span text:style-name="T27">4</text:span><text:span text:style-name="T79">9</text:span><text:span text:style-name="T24"> Datensätze in </text:span><text:span text:style-name="T79">das</text:span><text:span text:style-name="T24"> FIFO. </text:span><text:span text:style-name="T80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</text:span></text:p>
      <text:p text:style-name="P6"/>
      <text:p text:style-name="P40"><text:span text:style-name="T24"><text:tab/></text:span><text:span text:style-name="T28">Daten, die über die 9 Bits hinaus an das FIFO gesendet werden, werden ignoriert und <text:tab/>nicht in den Speicher geschrieben. </text:span><text:span text:style-name="T26">Ein </text:span><text:span text:style-name="T29">letztendlich</text:span><text:span text:style-name="T26"> gültiger Datentransfer sieht wie folgt <text:tab/>aus: </text:span><text:span text:style-name="T29">0</text:span><text:span text:style-name="T26">x0000_</text:span><text:span text:style-name="T46">0</text:span><text:span text:style-name="T92">xvv</text:span><text:span text:style-name="T26">, wobei </text:span><text:span text:style-name="T92">x</text:span><text:span text:style-name="T26"> entweder </text:span><text:span text:style-name="T72">0</text:span><text:span text:style-name="T73">x0</text:span><text:span text:style-name="T26"> oder 0</text:span><text:span text:style-name="T73">x</text:span><text:span text:style-name="T72">1</text:span><text:span text:style-name="T26"> ist und </text:span><text:span text:style-name="T92">vv</text:span><text:span text:style-name="T26"> ein beliebiges Datenbyte <text:tab/>sein kann. </text:span><text:span text:style-name="T74">Gilt für </text:span><text:span text:style-name="T93">x </text:span><text:span text:style-name="T74">gleich 0</text:span><text:span text:style-name="T81">x</text:span><text:span text:style-name="T75">1</text:span><text:span text:style-name="T74"> und für </text:span><text:span text:style-name="T94">vv</text:span><text:span text:style-name="T74"> ungleich 0x00 oder 0x01, wird dieser <text:tab/>Eintrag ignoriert und nicht </text:span><text:span text:style-name="T76">vom Link-Interface </text:span><text:span text:style-name="T74">versendet.</text:span></text:p>
      <text:p text:style-name="P8"/>
      <text:p text:style-name="P29"><text:span text:style-name="T28"><text:tab/></text:span><text:span text:style-name="T30">Zurückgesetzt werden kann d</text:span><text:span text:style-name="T81">as TX-</text:span><text:span text:style-name="T30">FIFO mittels eines Resets über die CPU </text:span><text:span text:style-name="T56">(AXI <text:tab/>Reset)</text:span><text:span text:style-name="T30">. Dabei wird d</text:span><text:span text:style-name="T82">as</text:span><text:span text:style-name="T30"> FIFO pseudo-entleert und kann neu mit Daten befüllt werden. <text:tab/></text:span><text:span text:style-name="T31">D</text:span><text:span text:style-name="T30">er Link wird keine </text:span><text:span text:style-name="T57">von</text:span><text:span text:style-name="T30"> </text:span><text:span text:style-name="T32">vor dem Zeitpunkt des Resets eingefügte</text:span><text:span text:style-name="T30"> Daten mehr <text:tab/>versenden.</text:span></text:p>
      <text:p text:style-name="P9"/>
      <text:p text:style-name="P41"><text:span text:style-name="T30"><text:tab/></text:span><text:span text:style-name="T33">Um zu verhindern, dass in einen vollen FIFO geschrieben wird, gibt es ein </text:span><text:span text:style-name="T42">Register</text:span><text:span text:style-name="T33">, <text:tab/>welches </text:span><text:span text:style-name="T42">die Anzahl freier Plätze im FIFO ausweist </text:span><text:span text:style-name="T43">(s. 1.1.):</text:span></text:p>
      <text:p text:style-name="P11"/>
      <text:p text:style-name="P11"><draw:frame draw:style-name="fr1" draw:name="Bild6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42"><text:soft-page-break/><text:span text:style-name="T33"><text:tab/>F</text:span><text:span text:style-name="T18">ür die Darstellung des Platzes im FIFO sind lediglich 11 Bits notwendig, </text:span><text:span text:style-name="T52">das ganze <text:tab/>Register ist jedoch dafür reserviert. </text:span><text:span text:style-name="T64">De fact</text:span><text:span text:style-name="T69">o</text:span><text:span text:style-name="T64"> sind allerdings die Bits 31 bis 12 unbelegt.</text:span></text:p>
      <text:p text:style-name="P41"><text:span text:style-name="T34"><text:tab/>Das Schreiben in einen vollen FIFO ver</text:span><text:span text:style-name="T86">ursa</text:span><text:span text:style-name="T34">cht keinen Schaden an der Hardware </text:span><text:span text:style-name="T35">oder <text:tab/>am System </text:span><text:span text:style-name="T47">jedoch gehen diese Daten verloren</text:span><text:span text:style-name="T34">.</text:span></text:p>
      <text:p text:style-name="P9"/>
      <text:p text:style-name="P9"><text:tab/><text:span text:style-name="T139">Obwohl diese Adresse als write-only markiert ist, kann über eine </text:span><text:span text:style-name="T148">R</text:span><text:span text:style-name="T139">ead-Request das <text:tab/>zuletzt in den FIFO geschriebene Datenwor</text:span><text:span text:style-name="T142">t</text:span><text:span text:style-name="T139"> abgefragt werden.</text:span></text:p>
      <text:p text:style-name="P9"/>
      <text:p text:style-name="P63"><text:span text:style-name="T10">3.</text:span>2. Receiving (RX)</text:p>
      <text:p text:style-name="P30"><text:span text:style-name="T33"><text:tab/>Über SpaceWire empfangene Daten werden durch den </text:span><text:span text:style-name="T58">SpaceWire</text:span><text:span text:style-name="T33"> Link nach und nach <text:tab/>in d</text:span><text:span text:style-name="T69">en Rx</text:span><text:span text:style-name="T33"> FIFO geschrieben und können durch </text:span><text:span text:style-name="T48">die CPU</text:span><text:span text:style-name="T33"> abgerufen werden. </text:span><text:span text:style-name="T25">(siehe 2.2.)</text:span></text:p>
      <text:p text:style-name="P10"/>
      <text:p text:style-name="P30"><text:span text:style-name="T33"><text:tab/></text:span><text:span text:style-name="T26">Die Breite des FIFOs beträgt dabei 9 Bits, die wie folgt aufgeteilt sind:</text:span></text:p>
      <text:p text:style-name="P7"><text:tab/>Bit <text:span text:style-name="T127">8</text:span> : Flag Bit (1 : Prozess ID/EOP/EEP, 0 : Daten)</text:p>
      <text:p text:style-name="P7"><text:tab/>Bit <text:span text:style-name="T127">7</text:span> – Bit <text:span text:style-name="T127">0</text:span> : empfangenes Datenbyte (0x<text:span text:style-name="T137">FF</text:span> für EOP, 0x<text:span text:style-name="T137">FE</text:span> für EEP)</text:p>
      <text:p text:style-name="P7"/>
      <text:p text:style-name="P7"><text:tab/><text:span text:style-name="T152">I</text:span>n der Tiefe passen 2048 Datensätze in den FIFO. <text:span text:style-name="T153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ction durchgeführt wird.</text:span></text:p>
      <text:p text:style-name="P7"/>
      <text:p text:style-name="P30"><text:span text:style-name="T26"><text:tab/>Aus dem FIFO gelesene Datensätze enthalten </text:span><text:span text:style-name="T59">somit neun gültige Bits</text:span><text:span text:style-name="T26"> (0x0000_</text:span><text:span text:style-name="T59">0</text:span><text:span text:style-name="T95">x</text:span><text:span text:style-name="T96">vv</text:span><text:span text:style-name="T26">), <text:tab/>wobei </text:span><text:span text:style-name="T97">x</text:span><text:span text:style-name="T26"> entweder 0x</text:span><text:span text:style-name="T45">0</text:span><text:span text:style-name="T26"> oder 0x1 </text:span><text:span text:style-name="T36">und </text:span><text:span text:style-name="T98">vv</text:span><text:span text:style-name="T36"> </text:span><text:span text:style-name="T37">ein beliebiges Datenbyte sein kann. Ist </text:span><text:span text:style-name="T99">x</text:span><text:span text:style-name="T37"> = 0x1, <text:tab/>muss </text:span><text:span text:style-name="T99">vv</text:span><text:span text:style-name="T37"> unterschieden werden: Gilt für </text:span><text:span text:style-name="T99">vv</text:span><text:span text:style-name="T37"> = 0x</text:span><text:span text:style-name="T44">FF</text:span><text:span text:style-name="T37"> </text:span><text:span text:style-name="T44">handelt es sich um ein </text:span><text:span text:style-name="T37">EOP </text:span><text:span text:style-name="T44">(End of <text:tab/>Packet)</text:span><text:span text:style-name="T37">, </text:span><text:span text:style-name="T44">für</text:span><text:span text:style-name="T37"> 0x</text:span><text:span text:style-name="T44">FE</text:span><text:span text:style-name="T37"> </text:span><text:span text:style-name="T44">um ein</text:span><text:span text:style-name="T37"> EEP </text:span><text:span text:style-name="T44">(Error End of Packet) </text:span><text:span text:style-name="T49">und a</text:span><text:span text:style-name="T44">nson</text:span><text:span text:style-name="T49">s</text:span><text:span text:style-name="T44">ten um eine Prozess <text:tab/>ID </text:span><text:span text:style-name="T60">(0x00 – 0xFD, </text:span><text:span text:style-name="T61">0 - 253</text:span><text:span text:style-name="T60">)</text:span><text:span text:style-name="T37">.</text:span></text:p>
      <text:p text:style-name="P12"/>
      <text:p text:style-name="P30"><text:span text:style-name="T37"><text:tab/></text:span><text:span text:style-name="T31">Zurückgesetzt werden kann der FIFO-Speicher mittels des Resets des Links </text:span><text:span text:style-name="T88">(der Logik)</text:span><text:span text:style-name="T31"> <text:tab/>(</text:span><text:span text:style-name="T50">über einen GPIO</text:span><text:span text:style-name="T31">). Dabei wird der FIFO pseudo-entleert und kann neu mit Daten befüllt <text:tab/>werden. Das Processing System kann dabei keine Daten mehr </text:span><text:span text:style-name="T62">abrufen</text:span><text:span text:style-name="T31">, die vor dem <text:tab/>Zeitpunkt des Resets in den Speicher geschrieben wurden.</text:span></text:p>
      <text:p text:style-name="P13"/>
      <text:p text:style-name="P31"><text:span text:style-name="T31"><text:tab/></text:span><text:span text:style-name="T38">Um zu verhindern, dass aus einem leeren FIFO gelesen wird, gibt es ein </text:span><text:span text:style-name="T51">Register</text:span><text:span text:style-name="T38">, <text:tab/>welches d</text:span><text:span text:style-name="T51">ie Anzahl verfügbarer Elemente im FIFO ausweist (s. 1.2.)</text:span><text:span text:style-name="T38">:</text:span></text:p>
      <text:p text:style-name="P15"/>
      <text:p text:style-name="P15"><draw:frame draw:style-name="fr1" draw:name="Bild7" text:anchor-type="char" svg:width="17cm" svg:height="0.97cm" draw:z-index="52"><draw:image xlink:href="Pictures/10000001000003260000002E411ABFA5D2650F19.png" xlink:type="simple" xlink:show="embed" xlink:actuate="onLoad" draw:mime-type="image/png"/></draw:frame></text:p>
      <text:p text:style-name="P43"><text:span text:style-name="T38"><text:tab/>F</text:span><text:span text:style-name="T18">ür die Darstellung der Anzahl Elemente im FIFO sind lediglich 11 Bits notwendig, das <text:tab/>gesamte Register ist jedoch für die Darstellung reserviert. </text:span><text:span text:style-name="T62">De facto sind die Bits 31 bis <text:tab/>12 </text:span><text:span text:style-name="T63">damit</text:span><text:span text:style-name="T62"> unbelegt.</text:span></text:p>
      <text:p text:style-name="P89"><text:span text:style-name="T38"><text:tab/>Das Lesen aus einem leeren FIFO ver</text:span><text:span text:style-name="T83">ur</text:span><text:span text:style-name="T38">s</text:span><text:span text:style-name="T87">a</text:span><text:span text:style-name="T38">cht keinen Schaden an der Hardware oder <text:tab/>am <text:tab/>System.</text:span></text:p>
      <text:p text:style-name="P89"><text:span text:style-name="T38"/></text:p>
      <text:p text:style-name="P89"><text:span text:style-name="T38"><text:tab/></text:span><text:span text:style-name="T51">Ist d</text:span><text:span text:style-name="T83">as</text:span><text:span text:style-name="T51"> FIFO leer, befindet sich das </text:span><text:span text:style-name="T69">letzte</text:span><text:span text:style-name="T51"> Element an dessen Ausgabe, bis wieder <text:tab/>Daten in d</text:span><text:span text:style-name="T83">as</text:span><text:span text:style-name="T51"> FIFO geschrieben werden </text:span><text:span text:style-name="T53">und die Ausgabe aktualisiert wird. </text:span><text:span text:style-name="T84">Es ist also <text:tab/>darauf zu achten, dass das Element-Register (s. 1.2.) einbezogen wird.</text:span></text:p>
      <text:p text:style-name="P16"/>
      <text:p text:style-name="P64"><text:soft-page-break/><text:span text:style-name="T11">3.</text:span>3. Register (REG)</text:p>
      <text:p text:style-name="P90"><text:span text:style-name="T18"><text:tab/></text:span><text:span text:style-name="T39">Die Breite des gesamten Registers beträgt 32 Bit. Je nach Adresse ist die Belegung der <text:tab/>einzelnen Bits unterschiedlich.</text:span></text:p>
      <text:p text:style-name="P90"><text:span text:style-name="T39"/></text:p>
      <text:p text:style-name="P90"><text:span text:style-name="T120">3</text:span><text:span text:style-name="T118">.3.1. - Link-Konfiguration: </text:span><text:span text:style-name="T119">(read/write) </text:span><text:span text:style-name="T138">—</text:span><text:span text:style-name="T119"> </text:span><text:span text:style-name="T121">0x0000_0000</text:span></text:p>
      <text:p text:style-name="P44"/>
      <text:p text:style-name="P17"><draw:line text:anchor-type="paragraph" draw:z-index="1" draw:name="vertikale Linie 1" draw:style-name="gr24" draw:text-style-name="P101" svg:x1="15.6cm" svg:y1="0.783cm" svg:x2="15.6cm" svg:y2="1.568cm"><text:p/></draw:line><draw:line text:anchor-type="paragraph" draw:z-index="2" draw:name="vertikale Linie 2" draw:style-name="gr6" draw:text-style-name="P99" svg:x1="16.129cm" svg:y1="0.785cm" svg:x2="16.129cm" svg:y2="2.297cm"><text:p/></draw:line><draw:line text:anchor-type="paragraph" draw:z-index="3" draw:name="vertikale Linie 3" draw:style-name="gr6" draw:text-style-name="P99" svg:x1="16.635cm" svg:y1="0.806cm" svg:x2="16.635cm" svg:y2="3.05cm"><text:p/></draw:line><draw:frame text:anchor-type="paragraph" draw:z-index="4" draw:name="Textrahmen 1" draw:style-name="gr23" draw:text-style-name="P93" svg:width="1.721cm" svg:height="0.53cm" svg:x="14.056cm" svg:y="1.64cm"><draw:text-box><text:p><text:span text:style-name="T156">autostart</text:span></text:p></draw:text-box></draw:frame><draw:custom-shape text:anchor-type="paragraph" draw:z-index="7" draw:name="Form 2" draw:style-name="gr20" draw:text-style-name="P94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4" draw:text-style-name="P95" svg:width="1.874cm" svg:height="0.505cm" svg:x="7.883cm" svg:y="1.64cm"><draw:text-box><text:p><text:span text:style-name="T157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23"/>
      <text:p text:style-name="P23"><draw:frame text:anchor-type="paragraph" draw:z-index="5" draw:name="Textrahmen 1" draw:style-name="gr22" draw:text-style-name="P97" svg:width="1.609cm" svg:height="0.976cm" svg:x="14.718cm" svg:y="0.016cm"><draw:text-box><text:p><text:span text:style-name="T158">linkstart</text:span></text:p></draw:text-box></draw:frame><draw:frame text:anchor-type="paragraph" draw:z-index="6" draw:name="Textrahmen 2" draw:style-name="gr21" draw:text-style-name="P97" svg:width="1.258cm" svg:height="0.489cm" svg:x="15.556cm" svg:y="0.771cm"><draw:text-box><text:p><text:span text:style-name="T158">linkdis</text:span></text:p></draw:text-box></draw:frame></text:p>
      <text:p text:style-name="P23"/>
      <text:p text:style-name="P1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5">linkdis</text:p>
          </table:table-cell>
          <table:table-cell table:style-name="Tabelle2.B1" office:value-type="string">
            <text:p text:style-name="P76">Deaktiviert den Link, der Empfang und das Versenden von Nachrichten via SpaceWire ist nicht möglich. <text:span text:style-name="T102">Standardwert: </text:span><text:span text:style-name="T132">1</text:span><text:span text:style-name="T102">.</text:span></text:p>
            <text:p text:style-name="P76">1 : Link deaktiviert <text:span text:style-name="T1">(linkstart/autostart werden überschrieben)</text:span></text:p>
            <text:p text:style-name="P76">0 : Link nicht deaktiv<text:span text:style-name="T1">i</text:span>ert <text:span text:style-name="T1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77">linkstart</text:p>
          </table:table-cell>
          <table:table-cell table:style-name="Tabelle2.B2" office:value-type="string">
            <text:p text:style-name="P77">Aktiviert den Link. <text:span text:style-name="T132">E</text:span>s wird aktiv versucht, eine Verbindung mit der gegenüberliegenden Stelle aufzubauen. <text:span text:style-name="T13">Dabei wird in regelmäßigen Intervallen ein Verbindungsversuch unternommen. </text:span><text:span text:style-name="T102">Standardwert: 0.</text:span></text:p>
            <text:p text:style-name="P77">1 : Link starten</text:p>
            <text:p text:style-name="P77">0 : Link nicht starten</text:p>
          </table:table-cell>
        </table:table-row>
        <table:table-row>
          <table:table-cell table:style-name="Tabelle2.A2" office:value-type="string">
            <text:p text:style-name="P77">autostart</text:p>
          </table:table-cell>
          <table:table-cell table:style-name="Tabelle2.B2" office:value-type="string">
            <text:p text:style-name="P35"><text:span text:style-name="T12">Aktiviert den Link. </text:span><text:span text:style-name="T133">E</text:span><text:span text:style-name="T12">s wird</text:span><text:span text:style-name="T14"> </text:span><text:span text:style-name="T12">nicht aktiv versucht, eine Verbindung mit der gegenüberliegenden Stelle aufzubauen. Auf Verbindungsversuche der gegenüberl</text:span><text:span text:style-name="T15">ie</text:span><text:span text:style-name="T12">genden Stelle wird jedoch verbindungsaufbauend/</text:span><text:span text:style-name="T133">kooperierend</text:span><text:span text:style-name="T12"> reagiert. </text:span><text:span text:style-name="T102">Standardwert: 0.</text:span></text:p>
            <text:p text:style-name="P77">1 : Automatischer Verbindungsaufbau aktiviert</text:p>
            <text:p text:style-name="P77">0 : Automatischer Verbindungsaufbau deaktiv<text:span text:style-name="T15">i</text:span>ert</text:p>
          </table:table-cell>
        </table:table-row>
      </table:table>
      <text:p text:style-name="P17"/>
      <text:p text:style-name="P17"/>
      <text:p text:style-name="P17"/>
      <text:p text:style-name="P28"><text:span text:style-name="T119">1.3.2. - Transmit Rate (read/write) </text:span><text:span text:style-name="T138">—</text:span><text:span text:style-name="T119"> </text:span><text:span text:style-name="T122">0x0000_0004</text:span></text:p>
      <text:p text:style-name="P46"/>
      <text:p text:style-name="P24"><draw:custom-shape text:anchor-type="paragraph" draw:z-index="10" draw:name="Form 1" draw:style-name="gr19" draw:text-style-name="P94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94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22"><draw:frame text:anchor-type="paragraph" draw:z-index="12" draw:name="Textrahmen 4" draw:style-name="gr4" draw:text-style-name="P95" svg:width="1.874cm" svg:height="0.505cm" svg:x="6.318cm" svg:y="0.183cm"><draw:text-box><text:p><text:span text:style-name="T157">unbelegt</text:span></text:p></draw:text-box></draw:frame><draw:frame text:anchor-type="paragraph" draw:z-index="13" draw:name="Textrahmen 5" draw:style-name="gr17" draw:text-style-name="P93" svg:width="1.721cm" svg:height="0.576cm" svg:x="14.453cm" svg:y="0.183cm"><draw:text-box><text:p><text:span text:style-name="T156">txdivcnt</text:span></text:p></draw:text-box></draw:frame></text:p>
      <text:p text:style-name="P2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6"><text:span text:style-name="T17">t</text:span><text:span text:style-name="T16">xdivcnt</text:span><text:span text:style-name="T17">&lt;7:0&gt;</text:span></text:p>
          </table:table-cell>
          <table:table-cell table:style-name="Tabelle3.B1" office:value-type="string">
            <text:p text:style-name="P78">Skalierungsfaktor minus 1. Wird benutzt um die Sendebitrate aus dem Transmit-Takt abzuleiten. <text:span text:style-name="T102">Standardwert: 0x01.</text:span></text:p>
          </table:table-cell>
        </table:table-row>
      </table:table>
      <text:p text:style-name="P69"/>
      <text:p text:style-name="P69"/>
      <text:p text:style-name="P69"/>
      <text:p text:style-name="P69"/>
      <text:p text:style-name="P70"><text:soft-page-break/><text:span text:style-name="T123">1.3.3. - Time-Codes (ausgehend) (read/write) </text:span><text:span text:style-name="T138">—</text:span><text:span text:style-name="T123"> </text:span><text:span text:style-name="T126">0x0000_0008</text:span></text:p>
      <text:p text:style-name="P45"/>
      <text:p text:style-name="P47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94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94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94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94" svg:width="0.77cm" svg:height="3.096cm" draw:transform="rotate (1.5707963267949) translate (13.9065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1"><draw:frame text:anchor-type="char" draw:z-index="18" draw:name="Textrahmen 6" draw:style-name="gr11" draw:text-style-name="P95" svg:width="1.874cm" svg:height="0.505cm" svg:x="5.701cm" svg:y="0.166cm"><draw:text-box><text:p><text:span text:style-name="T157">unbelegt</text:span></text:p></draw:text-box></draw:frame><draw:frame text:anchor-type="char" draw:z-index="20" draw:name="Textrahmen 8" draw:style-name="gr13" draw:text-style-name="P93" svg:width="2.361cm" svg:height="0.608cm" svg:x="9.936cm" svg:y="0.155cm"><draw:text-box><text:p><text:span text:style-name="T156">Control Flag</text:span></text:p></draw:text-box></draw:frame><draw:frame text:anchor-type="char" draw:z-index="22" draw:name="Textrahmen 10" draw:style-name="gr11" draw:text-style-name="P95" svg:width="1.932cm" svg:height="0.505cm" svg:x="12.333cm" svg:y="0.155cm"><draw:text-box><text:p><text:span text:style-name="T157"><text:s/></text:span><text:span text:style-name="T157">unbelegt</text:span></text:p></draw:text-box></draw:frame><draw:frame text:anchor-type="char" draw:z-index="21" draw:name="Textrahmen 9" draw:style-name="gr12" draw:text-style-name="P93" svg:width="2.756cm" svg:height="0.542cm" svg:x="14.34cm" svg:y="0.155cm"><draw:text-box><text:p><text:span text:style-name="T156">Counter </text:span><text:span text:style-name="T156">Value</text:span></text:p></draw:text-box></draw:frame></text:p>
      <text:p text:style-name="P7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79">Counter Value &lt;5:0&gt;</text:p>
          </table:table-cell>
          <table:table-cell table:style-name="Tabelle4.B1" office:value-type="string">
            <text:p text:style-name="P80">Wert des Time-Codes, der zur Synchronisierung benutzt wird (Wertebereich: 0-63). <text:span text:style-name="T143">Standardwert: 0b0000</text:span><text:span text:style-name="T144">0</text:span><text:span text:style-name="T143">.</text:span></text:p>
          </table:table-cell>
        </table:table-row>
        <table:table-row>
          <table:table-cell table:style-name="Tabelle4.A2" office:value-type="string">
            <text:p text:style-name="P86"><text:span text:style-name="T5">Control</text:span><text:span text:style-name="T4"> Flag &lt;1:0&gt;</text:span></text:p>
          </table:table-cell>
          <table:table-cell table:style-name="Tabelle4.B2" office:value-type="string">
            <text:p text:style-name="P80">Flag des Time-Codes. Standardwert: 0b00.</text:p>
          </table:table-cell>
        </table:table-row>
      </table:table>
      <text:p text:style-name="P33"/>
      <text:p text:style-name="P33"/>
      <text:p text:style-name="P33"/>
      <text:p text:style-name="P34"><text:span text:style-name="T124">1.3.4. - Time-Codes (eingehend) (read only) </text:span><text:span text:style-name="T138">—</text:span><text:span text:style-name="T124"> </text:span><text:span text:style-name="T126">0x0000_000C</text:span></text:p>
      <text:p text:style-name="P50"/>
      <text:p text:style-name="P48"><draw:custom-shape text:anchor-type="paragraph" draw:z-index="24" draw:name="Form 7" draw:style-name="gr10" draw:text-style-name="P94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name="Form 9" draw:style-name="gr3" draw:text-style-name="P94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0" draw:style-name="gr3" draw:text-style-name="P94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Form 11" draw:style-name="gr2" draw:text-style-name="P94" svg:width="0.77cm" svg:height="3.096cm" draw:transform="rotate (1.5707963267949) translate (13.8447638888889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2"><draw:frame text:anchor-type="paragraph" draw:z-index="25" draw:name="Textrahmen 7" draw:style-name="gr4" draw:text-style-name="P95" svg:width="1.874cm" svg:height="0.505cm" svg:x="5.761cm" svg:y="0.222cm"><draw:text-box><text:p><text:span text:style-name="T157">unbelegt</text:span></text:p></draw:text-box></draw:frame><draw:frame text:anchor-type="paragraph" draw:z-index="58" draw:name="Textrahmen 13" draw:style-name="gr1" draw:text-style-name="P93" svg:width="2.756cm" svg:height="0.542cm" svg:x="14.385cm" svg:y="0.228cm"><draw:text-box><text:p><text:span text:style-name="T156">Counter </text:span><text:span text:style-name="T156">Value</text:span></text:p></draw:text-box></draw:frame><draw:frame text:anchor-type="paragraph" draw:z-index="53" draw:name="Textrahmen 11" draw:style-name="gr5" draw:text-style-name="P93" svg:width="2.361cm" svg:height="0.608cm" svg:x="9.839cm" svg:y="0.222cm"><draw:text-box><text:p><text:span text:style-name="T156">Control Flag</text:span></text:p></draw:text-box></draw:frame><draw:frame text:anchor-type="paragraph" draw:z-index="55" draw:name="Textrahmen 12" draw:style-name="gr4" draw:text-style-name="P95" svg:width="1.742cm" svg:height="0.505cm" svg:x="12.42cm" svg:y="0.233cm"><draw:text-box><text:p><text:span text:style-name="T157">unbelegt</text:span></text:p></draw:text-box></draw:frame></text:p>
      <text:p text:style-name="P7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1">Counter Value &lt;5:0&gt;</text:p>
          </table:table-cell>
          <table:table-cell table:style-name="Tabelle5.B1" office:value-type="string">
            <text:p text:style-name="P82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87"><text:span text:style-name="T5">Control</text:span><text:span text:style-name="T4"> Flag &lt;1:0&gt;</text:span></text:p>
          </table:table-cell>
          <table:table-cell table:style-name="Tabelle5.B2" office:value-type="string">
            <text:p text:style-name="P82">Flag des Time-Codes.</text:p>
          </table:table-cell>
        </table:table-row>
      </table:table>
      <text:p text:style-name="P73"/>
      <text:p text:style-name="P73"/>
      <text:p text:style-name="P73"/>
      <text:p text:style-name="P34"><text:span text:style-name="T125">1.3.5. - Link-Status (read only) </text:span><text:span text:style-name="T138">—</text:span><text:span text:style-name="T126"> 0x0000_0010</text:span></text:p>
      <text:p text:style-name="P51"/>
      <text:p text:style-name="P49"><draw:custom-shape text:anchor-type="paragraph" draw:z-index="27" draw:name="Form 12" draw:style-name="gr9" draw:text-style-name="P94" svg:width="0.77cm" svg:height="7.344cm" draw:transform="rotate (1.5707963267949) translate (0.0899583333333333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3" draw:style-name="gr8" draw:text-style-name="P94" svg:width="0.77cm" svg:height="1.886cm" draw:transform="rotate (1.5707963267949) translate (8.59013888888889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 14" draw:style-name="gr7" draw:text-style-name="P94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3" draw:name="vertikale Linie 4" draw:style-name="gr6" draw:text-style-name="P99" svg:x1="7.722cm" svg:y1="0.836cm" svg:x2="7.722cm" svg:y2="2.498cm"><text:p/></draw:line><draw:line text:anchor-type="paragraph" draw:z-index="39" draw:name="vertikale Linie 11" draw:style-name="gr6" draw:text-style-name="P99" svg:x1="16.157cm" svg:y1="0.852cm" svg:x2="16.157cm" svg:y2="3.198cm"><text:p/></draw:line><draw:line text:anchor-type="paragraph" draw:z-index="40" draw:name="vertikale Linie 12" draw:style-name="gr6" draw:text-style-name="P99" svg:x1="16.674cm" svg:y1="0.854cm" svg:x2="16.674cm" svg:y2="3.86cm"><text:p/></draw:line><draw:line text:anchor-type="paragraph" draw:z-index="41" draw:name="vertikale Linie 13" draw:style-name="gr6" draw:text-style-name="P99" svg:x1="15.626cm" svg:y1="0.838cm" svg:x2="15.626cm" svg:y2="2.577cm"><text:p/></draw:line><draw:line text:anchor-type="paragraph" draw:z-index="38" draw:name="vertikale Linie 9" draw:style-name="gr6" draw:text-style-name="P99" svg:x1="12.455cm" svg:y1="0.854cm" svg:x2="12.455cm" svg:y2="4.535cm"><text:p/></draw:line><draw:line text:anchor-type="paragraph" draw:z-index="35" draw:name="vertikale Linie 6" draw:style-name="gr6" draw:text-style-name="P99" svg:x1="10.911cm" svg:y1="0.877cm" svg:x2="10.911cm" svg:y2="2.577cm"><text:p/></draw:line><draw:line text:anchor-type="paragraph" draw:z-index="37" draw:name="vertikale Linie 8" draw:style-name="gr6" draw:text-style-name="P99" svg:x1="11.924cm" svg:y1="0.887cm" svg:x2="11.924cm" svg:y2="3.926cm"><text:p/></draw:line><draw:line text:anchor-type="paragraph" draw:z-index="36" draw:name="vertikale Linie 7" draw:style-name="gr6" draw:text-style-name="P99" svg:x1="11.421cm" svg:y1="0.87cm" svg:x2="11.421cm" svg:y2="3.225cm"><text:p/></draw:line><draw:line text:anchor-type="paragraph" draw:z-index="34" draw:name="vertikale Linie 5" draw:style-name="gr6" draw:text-style-name="P100" svg:x1="8.274cm" svg:y1="0.836cm" svg:x2="8.274cm" svg:y2="3.238cm"><text:p/></draw:line><draw:frame draw:style-name="fr1" draw:name="Bild5" text:anchor-type="char" svg:width="17cm" svg:height="0.97cm" draw:z-index="26"><draw:image xlink:href="Pictures/10000001000003260000002EC583499E3DCDC09D.png" xlink:type="simple" xlink:show="embed" xlink:actuate="onLoad" draw:mime-type="image/png"/></draw:frame></text:p>
      <text:p text:style-name="P49"><draw:frame text:anchor-type="paragraph" draw:z-index="30" draw:name="Textrahmen 14" draw:style-name="gr4" draw:text-style-name="P95" svg:width="1.874cm" svg:height="0.505cm" svg:x="3.438cm" svg:y="0.152cm"><draw:text-box><text:p><text:span text:style-name="T157">unbelegt</text:span></text:p></draw:text-box></draw:frame><draw:frame text:anchor-type="paragraph" draw:z-index="31" draw:name="Textrahmen 15" draw:style-name="gr4" draw:text-style-name="P95" svg:width="1.874cm" svg:height="0.505cm" svg:x="8.809cm" svg:y="0.152cm"><draw:text-box><text:p><text:span text:style-name="T157">unbelegt</text:span></text:p></draw:text-box></draw:frame><draw:frame text:anchor-type="paragraph" draw:z-index="32" draw:name="Textrahmen 16" draw:style-name="gr4" draw:text-style-name="P95" svg:width="1.874cm" svg:height="0.505cm" svg:x="13.457cm" svg:y="0.152cm"><draw:text-box><text:p><text:span text:style-name="T157">unbelegt</text:span></text:p></draw:text-box></draw:frame></text:p>
      <text:p text:style-name="P49"/>
      <text:p text:style-name="P49"><draw:frame text:anchor-type="paragraph" draw:z-index="42" draw:name="Textrahmen 17" draw:style-name="gr5" draw:text-style-name="P93" svg:width="2.361cm" svg:height="0.608cm" svg:x="5.526cm" svg:y="0.085cm"><draw:text-box><text:p text:style-name="P96"><text:span text:style-name="T156">txhalff</text:span></text:p></draw:text-box></draw:frame><draw:frame text:anchor-type="paragraph" draw:z-index="44" draw:name="Textrahmen 19" draw:style-name="gr5" draw:text-style-name="P93" svg:width="2.361cm" svg:height="0.608cm" svg:x="8.717cm" svg:y="0.153cm"><draw:text-box><text:p text:style-name="P96"><text:span text:style-name="T156">errcred</text:span></text:p></draw:text-box></draw:frame><draw:frame text:anchor-type="paragraph" draw:z-index="47" draw:name="Textrahmen 23" draw:style-name="gr5" draw:text-style-name="P93" svg:width="2.361cm" svg:height="0.608cm" svg:x="13.421cm" svg:y="0.153cm"><draw:text-box><text:p text:style-name="P96"><text:span text:style-name="T156">running</text:span></text:p></draw:text-box></draw:frame></text:p>
      <text:p text:style-name="P49"><draw:frame text:anchor-type="paragraph" draw:z-index="43" draw:name="Textrahmen 18" draw:style-name="gr5" draw:text-style-name="P98" svg:width="2.363cm" svg:height="0.608cm" svg:x="6.054cm" svg:y="0.316cm"><draw:text-box><text:p text:style-name="P96"><text:span text:style-name="T158">rxhalff</text:span></text:p></draw:text-box></draw:frame><draw:frame text:anchor-type="paragraph" draw:z-index="45" draw:name="Textrahmen 20" draw:style-name="gr5" draw:text-style-name="P93" svg:width="2.361cm" svg:height="0.608cm" svg:x="9.23cm" svg:y="0.339cm"><draw:text-box><text:p text:style-name="P96"><text:span text:style-name="T156">erresc</text:span></text:p></draw:text-box></draw:frame><draw:frame text:anchor-type="paragraph" draw:z-index="48" draw:name="Textrahmen 24" draw:style-name="gr5" draw:text-style-name="P93" svg:width="2.361cm" svg:height="0.608cm" svg:x="13.915cm" svg:y="0.339cm"><draw:text-box><text:p text:style-name="P96"><text:span text:style-name="T156">connecting</text:span></text:p></draw:text-box></draw:frame></text:p>
      <text:p text:style-name="P49"/>
      <text:p text:style-name="P49"><draw:frame text:anchor-type="paragraph" draw:z-index="49" draw:name="Textrahmen 25" draw:style-name="gr5" draw:text-style-name="P93" svg:width="2.361cm" svg:height="0.608cm" svg:x="14.452cm" svg:y="0.064cm"><draw:text-box><text:p text:style-name="P96"><text:span text:style-name="T156">started</text:span></text:p></draw:text-box></draw:frame><draw:frame text:anchor-type="paragraph" draw:z-index="46" draw:name="Textrahmen 21" draw:style-name="gr5" draw:text-style-name="P93" svg:width="2.361cm" svg:height="0.608cm" svg:x="9.742cm" svg:y="0.064cm"><draw:text-box><text:p text:style-name="P96"><text:span text:style-name="T156">errpar</text:span></text:p></draw:text-box></draw:frame></text:p>
      <text:p text:style-name="P49"><draw:frame text:anchor-type="paragraph" draw:z-index="50" draw:name="Textrahmen 26" draw:style-name="gr5" draw:text-style-name="P97" svg:width="2.361cm" svg:height="0.608cm" svg:x="10.259cm" svg:y="0.183cm"><draw:text-box><text:p text:style-name="P96"><text:span text:style-name="T158">errdisc</text:span></text:p></draw:text-box></draw:frame></text:p>
      <text:p text:style-name="P4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3">started</text:p>
          </table:table-cell>
          <table:table-cell table:style-name="Tabelle6.B1" office:value-type="string">
            <text:p text:style-name="P84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85">connecting</text:p>
          </table:table-cell>
          <table:table-cell table:style-name="Tabelle6.B2" office:value-type="string">
            <text:p text:style-name="P85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85">running</text:p>
          </table:table-cell>
          <table:table-cell table:style-name="Tabelle6.B2" office:value-type="string">
            <text:p text:style-name="P85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85">errdisc</text:p>
          </table:table-cell>
          <table:table-cell table:style-name="Tabelle6.B2" office:value-type="string">
            <text:p text:style-name="P85">Zeigt an ob ein Disconnect entdeckt wurde. Der Link cleart diesen <text:soft-page-break/>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5">errpar</text:p>
          </table:table-cell>
          <table:table-cell table:style-name="Tabelle6.B2" office:value-type="string">
            <text:p text:style-name="P85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5">erresc</text:p>
          </table:table-cell>
          <table:table-cell table:style-name="Tabelle6.B2" office:value-type="string">
            <text:p text:style-name="P85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5">errcred</text:p>
          </table:table-cell>
          <table:table-cell table:style-name="Tabelle6.B2" office:value-type="string">
            <text:p text:style-name="P85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5">rxhalff</text:p>
          </table:table-cell>
          <table:table-cell table:style-name="Tabelle6.B2" office:value-type="string">
            <text:p text:style-name="P88"><text:span text:style-name="T6">Zeigt an ob der interne Eingangs-FIFO des Link (nicht der RX FIFO unter 1.</text:span><text:span text:style-name="T7">2.</text:span><text:span text:style-name="T6">) zur Hälfte befüllt ist.</text:span></text:p>
          </table:table-cell>
        </table:table-row>
        <table:table-row>
          <table:table-cell table:style-name="Tabelle6.A2" office:value-type="string">
            <text:p text:style-name="P85"><text:span text:style-name="T101">t</text:span>xhalff</text:p>
          </table:table-cell>
          <table:table-cell table:style-name="Tabelle6.B2" office:value-type="string">
            <text:p text:style-name="P85">Zeigt an ob der interne Ausgangs-FIFO des Link (nicht der TX FIFO unter 1.<text:span text:style-name="T117">1.</text:span>) zur Hälfte befüllt ist.</text:p>
          </table:table-cell>
        </table:table-row>
      </table:table>
      <text:p text:style-name="P74"/>
      <text:p text:style-name="P74"/>
      <text:p text:style-name="P57"><text:span text:style-name="T104">4. </text:span><text:span text:style-name="T103">Steuerung</text:span></text:p>
      <text:p text:style-name="P58"/>
      <text:p text:style-name="P66">4.1. Inbetriebnahme</text:p>
      <text:p text:style-name="P14"><text:span text:style-name="T103"><text:tab/></text:span><text:span text:style-name="T105">Um den Link in Betrieb zu nehmen sind folgende Schritte erforderlich:</text:span></text:p>
      <text:p text:style-name="P14"><text:span text:style-name="T105"><text:tab/><text:tab/></text:span><text:span text:style-name="T106">1</text:span><text:span text:style-name="T105">. Ggf. Durchführen eines globalen Resets um alle Elemente erst-zu-initialisieren. <text:tab/><text:tab/></text:span><text:span text:style-name="T109">Dabei muss sichergestellt werden, dass sowohl das AXI Interface einen initialen <text:tab/><text:tab/>Reset durchführt, sowie die Logik des Interfaces, welche über einen GPIO <text:tab/><text:tab/><text:tab/>ansprechbar ist. </text:span><text:span text:style-name="T111">Der Reset muss dabei über mindestens fünf Taktzyklen <text:tab/><text:tab/><text:tab/><text:tab/>aufrechterhalten werden (Bsp.: bei 33 MHz Taktfrequenz, mindestens </text:span><text:span text:style-name="T112">152 ns)</text:span><text:span text:style-name="T111">.</text:span></text:p>
      <text:p text:style-name="P14"><text:span text:style-name="T105"><text:tab/><text:tab/></text:span><text:span text:style-name="T106">2</text:span><text:span text:style-name="T105">. Schreiben des Wertes 0x0000_000</text:span><text:span text:style-name="T110">6</text:span><text:span text:style-name="T105"> in das Link-Konfigurationsregister (1.3.1.), <text:tab/><text:tab/></text:span><text:span text:style-name="T110">aktiviert sowohl </text:span><text:span text:style-name="T147">linkstart</text:span><text:span text:style-name="T110"> als auch </text:span><text:span text:style-name="T147">autostart</text:span><text:span text:style-name="T110">.</text:span></text:p>
      <text:p text:style-name="P14"><text:span text:style-name="T105"><text:tab/><text:tab/></text:span><text:span text:style-name="T106">3</text:span><text:span text:style-name="T105">. Warten bis Verbindung aufgebaut ist (dies ist der Fall, wenn im Status-Register <text:tab/><text:tab/>(1.3.5.) das dritte Bit 1 ist. </text:span><text:span text:style-name="T113">(Status_REG &amp; 0x4 == 0x1) </text:span><text:span text:style-name="T116">oder das entsprechende <text:tab/><text:tab/><text:tab/>Interrupt gefeuert wird.</text:span></text:p>
      <text:p text:style-name="P14"><text:span text:style-name="T106"><text:tab/><text:tab/>4</text:span><text:span text:style-name="T105">. Ab jetzt können Daten </text:span><text:span text:style-name="T116">gem. Kap. 2</text:span><text:span text:style-name="T105"> verschickt und empfangen werden.</text:span></text:p>
      <text:p text:style-name="P27"/>
      <text:p text:style-name="P67">4.<text:span text:style-name="T145">2</text:span>. <text:span text:style-name="T145">Steuerung</text:span></text:p>
      <text:p text:style-name="P67"><text:tab/><text:span text:style-name="T65">Um Daten in den T</text:span><text:span text:style-name="T89">X</text:span><text:span text:style-name="T65">-FIFO zu schreiben, genügt es, einen Zeiger auf dessen Adresse <text:tab/>(s. 1.1.) zu richten und diesem entsprechend Daten zuzuweisen. Diese Transaktion <text:tab/>wird intern über den AXI-Bus abgewickelt.</text:span></text:p>
      <text:p text:style-name="P25"/>
      <text:p text:style-name="P25"><text:tab/>Selbes Vorgehen ist beim R<text:span text:style-name="T155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25"/>
      <text:p text:style-name="P25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25"><text:soft-page-break/></text:p>
      <text:p text:style-name="P67"><text:span text:style-name="T65"><text:tab/></text:span><text:span text:style-name="T66">ES FEHLT NOCH: BURST TRANSFER HANDLING !</text:span></text:p>
      <text:p text:style-name="P25"/>
      <text:p text:style-name="P67"><text:span text:style-name="T65"><text:tab/>Soll ein Time-Code verschickt werden, ist es zuerst nötig, die entsprechenden Werte <text:tab/>innerhalb des dafür zuständigen Registers (s. 1.3.) zu schreiben. Danach wird </text:span><text:span text:style-name="T67">der dafür <text:tab/>vorgesehene</text:span><text:span text:style-name="T65"> GPIO auf HIGH gesetzt. So wie das Link-Interface eine steigende Flanke <text:tab/>dieses GPIOs erkennt, wird mittels der Daten im Register </text:span><text:span text:style-name="T70">(s. 1.3.)</text:span><text:span text:style-name="T65"> ein Time-Code <text:tab/>generiert und priorisiert verschickt. Dabei genießt es Vorrang gegenüber den Daten im <text:tab/>Tx-FIFO. Allerdings kann </text:span><text:span text:style-name="T67">durch den Link </text:span><text:span text:style-name="T65">gerade ein Datenwort verschickt werden, was <text:tab/>die <text:tab/>Versendung des Time-Codes um einige Takte verzögern kann. </text:span><text:span text:style-name="T67">Wichtig ist, den <text:tab/>GPIO nach diesem Prozess wieder auf LOW zu setzen.</text:span></text:p>
      <text:p text:style-name="P67"><text:span text:style-name="T67"/></text:p>
      <text:p text:style-name="P67"><text:span text:style-name="T67"><text:tab/></text:span><text:span text:style-name="T90">ES FEHLT NOCH: AUFLISTUNG ALLER FUNKTIONEN IM TREIBER-FILE !</text:span></text:p>
      <text:p text:style-name="P67"><text:span text:style-name="T67"/></text:p>
      <text:p text:style-name="P67"><text:span text:style-name="T67"><text:tab/></text:span></text:p>
      <text:p text:style-name="P67"><text:span text:style-name="T67"/></text:p>
      <text:p text:style-name="P26"/>
      <text:p text:style-name="P68">4.<text:span text:style-name="T145">3</text:span>. Außerbetriebnahme</text:p>
      <text:p text:style-name="P14"><text:span text:style-name="T107"><text:tab/></text:span><text:span text:style-name="T108">Um den Link zu deaktivieren oder abzuschalten genügt es, in das Link-<text:tab/>Konfigurationsregister den Wert 0x0000_0001 zu schreiben. Damit wird </text:span><text:span text:style-name="T146">linkdis</text:span><text:span text:style-name="T108"> aktiviert, <text:tab/>welche alle anderen Einstellung innerhalb dieses Registers überschreibt. </text:span><text:span text:style-name="T114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0deaa41"/>
    </style:style>
    <style:style style:name="MT2" style:family="text">
      <style:text-properties officeooo:rsid="00c0e8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24</text:span>.<text:span text:style-name="MT2">11</text:span>.2022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6:45.404139074</meta:creation-date>
    <dc:date>2022-11-24T16:32:25.299749835</dc:date>
    <meta:editing-duration>PT15H55M28S</meta:editing-duration>
    <meta:editing-cycles>194</meta:editing-cycles>
    <meta:generator>LibreOffice/7.3.7.2$Linux_X86_64 LibreOffice_project/30$Build-2</meta:generator>
    <meta:print-date>2022-08-30T12:41:46.097183604</meta:print-date>
    <meta:document-statistic meta:table-count="6" meta:image-count="7" meta:object-count="0" meta:page-count="7" meta:paragraph-count="116" meta:word-count="1813" meta:character-count="12787" meta:non-whitespace-character-count="10928"/>
  </office:meta>
</office:document-meta>
</file>